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akar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normal" officeooo:rsid="00129d5f" officeooo:paragraph-rsid="00129d5f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break-before="page"/>
      <style:text-properties fo:font-variant="normal" fo:text-transform="none" fo:color="#000000" style:font-name="aakar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normal" officeooo:rsid="000e1bf9" officeooo:paragraph-rsid="000e1bf9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aakar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text-properties fo:color="#000000" style:font-name="aakar" fo:font-size="12pt" style:font-size-asian="12pt" style:font-size-complex="12pt"/>
    </style:style>
    <style:style style:name="P9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bold" officeooo:rsid="000e1bf9" officeooo:paragraph-rsid="000e1bf9" style:font-size-asian="12pt" style:font-weight-asian="bold" style:font-size-complex="12pt" style:font-weight-complex="bold"/>
    </style:style>
    <style:style style:name="P11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bold" officeooo:rsid="000e1bf9" officeooo:paragraph-rsid="000e1bf9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normal" officeooo:rsid="000e1bf9" officeooo:paragraph-rsid="000e1bf9" style:font-size-asian="12pt" style:font-size-complex="12pt"/>
    </style:style>
    <style:style style:name="P14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weight="bold" style:font-size-asian="12pt" style:font-weight-asian="bold" style:font-size-complex="12pt" style:font-weight-complex="bold"/>
    </style:style>
    <style:style style:name="P15" style:family="paragraph" style:parent-style-name="Text_20_body" style:list-style-name="L1">
      <style:paragraph-properties fo:margin-left="0.397cm" fo:margin-right="0cm" fo:orphans="2" fo:widows="2" fo:text-indent="0cm" style:auto-text-indent="false" fo:break-before="page"/>
      <style:text-properties fo:font-variant="normal" fo:text-transform="none" fo:color="#000000" style:font-name="aakar" fo:font-size="12pt" fo:letter-spacing="normal" fo:font-style="normal" fo:font-weight="normal" officeooo:rsid="000e1bf9" officeooo:paragraph-rsid="000e1bf9" style:font-size-asian="12pt" style:font-size-complex="12pt"/>
    </style:style>
    <style:style style:name="P16" style:family="paragraph" style:parent-style-name="Text_20_body" style:list-style-name="L1">
      <style:paragraph-properties fo:margin-left="0.794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L1">
      <style:paragraph-properties fo:margin-left="0.794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break-before="page"/>
      <style:text-properties officeooo:paragraph-rsid="000e1bf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normal" officeooo:rsid="000e1bf9" officeooo:paragraph-rsid="000e1bf9" style:font-size-asian="12pt" style:font-size-complex="12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akar" fo:font-size="12pt" fo:letter-spacing="normal" fo:font-style="normal" fo:font-weight="normal" officeooo:rsid="000e1bf9" officeooo:paragraph-rsid="000e1bf9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officeooo:rsid="000e1bf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94622026" text:style-name="L1">
        <text:list-item>
          <text:p text:style-name="P9">Write the following a functional interface and implement it using lambda:</text:p>
          <text:list>
            <text:list-item>
              <text:p text:style-name="P16">(1) First number is greater than second number or not Parameter (int ,int ) Return boolean</text:p>
            </text:list-item>
            <text:list-item>
              <text:p text:style-name="P16">(2) Increment the number by 1 and return incremented value    Parameter (int) Return int</text:p>
            </text:list-item>
            <text:list-item>
              <text:p text:style-name="P16">(3) Concatination of 2 string : Parameter (String , String ) Return (String)</text:p>
            </text:list-item>
            <text:list-item>
              <text:p text:style-name="P16">(4) Convert a string to uppercase and return . Parameter (String) Return (String)</text:p>
            </text:list-item>
          </text:list>
        </text:list-item>
      </text:list>
      <text:p text:style-name="P2"><text:tab/> <text:s/><text:span text:style-name="T2">Ans. Refer to Q1.java</text:span></text:p>
      <text:p text:style-name="P4"/>
      <text:list xml:id="list121726627469538" text:continue-numbering="true" text:style-name="L1">
        <text:list-item>
          <text:p text:style-name="P11"><text:bookmark-start text:name="__DdeLink__1_1729930323"/>Create a functional interface whose method takes 2 integers and return one integer.<text:bookmark-end text:name="__DdeLink__1_1729930323"/></text:p>
          <text:p text:style-name="P12">Ans.</text:p>
        </text:list-item>
      </text:list>
      <text:p text:style-name="P6"/>
      <text:p text:style-name="P6">@FunctionalInterface</text:p>
      <text:p text:style-name="P6">interface FuncInterface</text:p>
      <text:p text:style-name="P6">{</text:p>
      <text:p text:style-name="P6"><text:s text:c="4"/>int function(int a, int b);</text:p>
      <text:p text:style-name="P6">}</text:p>
      <text:p text:style-name="P6"/>
      <text:p text:style-name="P6">public class Q2 {</text:p>
      <text:p text:style-name="P6"><text:s text:c="4"/>public static void main(String args[])</text:p>
      <text:p text:style-name="P6"><text:s text:c="4"/>{</text:p>
      <text:p text:style-name="P6"><text:s text:c="8"/>//it will return the greater number</text:p>
      <text:p text:style-name="P6"><text:s text:c="8"/>System.out.println("Value return from function : " + ((FuncInterface)(a, b) -&gt; a &gt; b ? a : b).function(10, 20));</text:p>
      <text:p text:style-name="P6"><text:s text:c="4"/>}</text:p>
      <text:p text:style-name="P6">}</text:p>
      <text:list xml:id="list121725461216532" text:continue-numbering="true" text:style-name="L1">
        <text:list-header>
          <text:p text:style-name="P13"/>
          <text:p text:style-name="P15"/>
        </text:list-header>
        <text:list-item>
          <text:p text:style-name="P11">Using (instance) Method reference create and apply add and subtract method and using (Static) Method reference create and apply multiplication method for the functional interface created.</text:p>
          <text:p text:style-name="P13">Ans.</text:p>
        </text:list-item>
      </text:list>
      <text:p text:style-name="P6">@FunctionalInterface</text:p>
      <text:p text:style-name="P6">interface FuncInterface {</text:p>
      <text:p text:style-name="P6"><text:s text:c="4"/>void print(int x, int y);</text:p>
      <text:p text:style-name="P6">}</text:p>
      <text:p text:style-name="P6"/>
      <text:p text:style-name="P6">public class Q3 {</text:p>
      <text:p text:style-name="P6"/>
      <text:p text:style-name="P6"><text:s text:c="4"/>private void add(int i, int i1) {</text:p>
      <text:p text:style-name="P6"><text:s text:c="8"/>System.out.println("Addition via non-static : " + (i + i1));</text:p>
      <text:p text:style-name="P6"><text:s text:c="4"/>}</text:p>
      <text:p text:style-name="P6"/>
      <text:p text:style-name="P6"><text:s text:c="4"/>private static void multiply(int x, int y) {</text:p>
      <text:p text:style-name="P6"><text:s text:c="8"/>System.out.println("Multiplication via static : " + (x * y));</text:p>
      <text:p text:style-name="P6"><text:s text:c="4"/>}</text:p>
      <text:p text:style-name="P6"/>
      <text:p text:style-name="P6"><text:s text:c="4"/>private void subtract(int i, int i1) {</text:p>
      <text:p text:style-name="P6"><text:s text:c="8"/>System.out.println("Subtraction via non-static : " + (i - i1));</text:p>
      <text:p text:style-name="P6"><text:s text:c="4"/>}</text:p>
      <text:p text:style-name="P6"/>
      <text:p text:style-name="P6"><text:s text:c="4"/>public static void main(String args[]) {</text:p>
      <text:p text:style-name="P6"><text:s text:c="8"/>FuncInterface funcInterface = FunctionalInterfaceEx::multiply;</text:p>
      <text:p text:style-name="P6"><text:s text:c="8"/>funcInterface.print(10, 20);</text:p>
      <text:p text:style-name="P6"><text:s text:c="8"/>funcInterface = new FunctionalInterfaceEx()::add;</text:p>
      <text:p text:style-name="P6"><text:s text:c="8"/>funcInterface.print(10, 20);</text:p>
      <text:p text:style-name="P6"><text:s text:c="8"/>funcInterface = new FunctionalInterfaceEx()::subtract;</text:p>
      <text:p text:style-name="P6"><text:s text:c="8"/>funcInterface.print(100, 20);</text:p>
      <text:p text:style-name="P6"><text:soft-page-break/><text:s text:c="4"/>}</text:p>
      <text:p text:style-name="P6">}</text:p>
      <text:list xml:id="list121725503223130" text:continue-numbering="true" text:style-name="L1">
        <text:list-header>
          <text:p text:style-name="P15"/>
        </text:list-header>
        <text:list-item>
          <text:p text:style-name="P9"><text:bookmark-start text:name="__DdeLink__5_1729930323"/>Create an Employee Class with instance variables (String) name, (Integer)age, (String)city and get the instance of the Class using constructor reference<text:bookmark-end text:name="__DdeLink__5_1729930323"/></text:p>
          <text:p text:style-name="P10">Ans.</text:p>
        </text:list-item>
      </text:list>
      <text:p text:style-name="P3"/>
      <text:p text:style-name="P3">@FunctionalInterface</text:p>
      <text:p text:style-name="P3">interface EmployeeInterface{</text:p>
      <text:p text:style-name="P3"><text:s text:c="4"/>Employee getEmployee(String name, Integer age, String city);</text:p>
      <text:p text:style-name="P3">}</text:p>
      <text:p text:style-name="P3"/>
      <text:p text:style-name="P3">class Employee{</text:p>
      <text:p text:style-name="P3"><text:s text:c="4"/>String name;</text:p>
      <text:p text:style-name="P3"><text:s text:c="4"/>Integer age;</text:p>
      <text:p text:style-name="P3"><text:s text:c="4"/>String city;</text:p>
      <text:p text:style-name="P3"/>
      <text:p text:style-name="P3"><text:s text:c="4"/>Employee(String name, Integer age, String city){</text:p>
      <text:p text:style-name="P3"><text:s text:c="8"/>System.out.println("Name : " + name);</text:p>
      <text:p text:style-name="P3"><text:s text:c="8"/>System.out.println("Age : " + name);</text:p>
      <text:p text:style-name="P3"><text:s text:c="8"/>System.out.println("City : " + city);</text:p>
      <text:p text:style-name="P3"><text:s text:c="4"/>}</text:p>
      <text:p text:style-name="P3">}</text:p>
      <text:p text:style-name="P3"/>
      <text:p text:style-name="P3">public class Q4 {</text:p>
      <text:p text:style-name="P3"><text:s text:c="4"/>public static void main(String args[]){</text:p>
      <text:p text:style-name="P3"><text:s text:c="8"/>EmployeeInterface emp = Employee::new;</text:p>
      <text:p text:style-name="P3"><text:s text:c="8"/>emp.getEmployee("Rohan", 20, "Delhi");</text:p>
      <text:p text:style-name="P3"><text:s text:c="4"/>}</text:p>
      <text:p text:style-name="P3">}</text:p>
      <text:list xml:id="list121727313982469" text:continue-numbering="true" text:style-name="L1">
        <text:list-header>
          <text:p text:style-name="P18"><text:bookmark-start text:name="__DdeLink__7_1729930323"/></text:p>
        </text:list-header>
        <text:list-item>
          <text:p text:style-name="P11">Implement following functional interfaces from java.util.function using lambdas:</text:p>
          <text:list>
            <text:list-item>
              <text:p text:style-name="P17">(1) Consumer</text:p>
            </text:list-item>
            <text:list-item>
              <text:p text:style-name="P17">(2) Supplier</text:p>
            </text:list-item>
            <text:list-item>
              <text:p text:style-name="P17">(3) Predicate</text:p>
            </text:list-item>
            <text:list-item>
              <text:p text:style-name="P17">(4) Function<text:bookmark-end text:name="__DdeLink__7_1729930323"/></text:p>
            </text:list-item>
          </text:list>
        </text:list-item>
      </text:list>
      <text:p text:style-name="P5"><text:tab/><text:span text:style-name="T2">Ans. Refer to Q5.java</text:span></text:p>
      <text:p text:style-name="P5"/>
      <text:p text:style-name="P7"/>
      <text:list xml:id="list121726980316777" text:continue-numbering="true" text:style-name="L1">
        <text:list-item>
          <text:p text:style-name="P11">Create and access default and static method of an interface.</text:p>
          <text:p text:style-name="P13">Ans.</text:p>
        </text:list-item>
      </text:list>
      <text:p text:style-name="P6">//Create and access default and static method of an interface.</text:p>
      <text:p text:style-name="P6"/>
      <text:p text:style-name="P6">interface Test{</text:p>
      <text:p text:style-name="P6"><text:s text:c="4"/>default void print(){</text:p>
      <text:p text:style-name="P6"><text:s text:c="8"/>System.out.println("This is default method of interface");</text:p>
      <text:p text:style-name="P6"><text:s text:c="4"/>}</text:p>
      <text:p text:style-name="P6"/>
      <text:p text:style-name="P6"><text:s text:c="4"/>static void display(){</text:p>
      <text:p text:style-name="P6"><text:s text:c="8"/>System.out.println("This is static method of interface");</text:p>
      <text:p text:style-name="P6"><text:s text:c="4"/>}</text:p>
      <text:p text:style-name="P6">}</text:p>
      <text:p text:style-name="P6"/>
      <text:p text:style-name="P6">public class Q6 {</text:p>
      <text:p text:style-name="P6"><text:s text:c="4"/>public static void main(String args[]){</text:p>
      <text:p text:style-name="P6"><text:s text:c="8"/>Test.display();</text:p>
      <text:p text:style-name="P6"><text:s text:c="8"/>new Test(){}.print();</text:p>
      <text:p text:style-name="P6"><text:s text:c="4"/>}</text:p>
      <text:p text:style-name="P6">}</text:p>
      <text:list xml:id="list121727026169866" text:continue-numbering="true" text:style-name="L1">
        <text:list-header>
          <text:p text:style-name="P15"/>
        </text:list-header>
        <text:list-item>
          <text:p text:style-name="P14"> <text:bookmark-start text:name="__DdeLink__10_1729930323"/><text:span text:style-name="T1">Override the default method of the interface.</text:span><text:bookmark-end text:name="__DdeLink__10_1729930323"/></text:p>
          <text:p text:style-name="P13">Ans.</text:p>
        </text:list-item>
      </text:list>
      <text:p text:style-name="P6">//Override the default method of the interface.</text:p>
      <text:p text:style-name="P6"/>
      <text:p text:style-name="P6">interface Test{</text:p>
      <text:p text:style-name="P6"><text:s text:c="4"/>default void print(){</text:p>
      <text:p text:style-name="P6"><text:s text:c="8"/>System.out.println("This is default method of first interface");</text:p>
      <text:p text:style-name="P6"><text:s text:c="4"/>}</text:p>
      <text:p text:style-name="P6">}</text:p>
      <text:p text:style-name="P6"/>
      <text:p text:style-name="P6">interface Test2 {</text:p>
      <text:p text:style-name="P6"><text:s text:c="4"/>default void print(){</text:p>
      <text:p text:style-name="P6"><text:s text:c="8"/>System.out.println("This is default method of second interface");</text:p>
      <text:p text:style-name="P6"><text:s text:c="4"/>}</text:p>
      <text:p text:style-name="P6">}</text:p>
      <text:p text:style-name="P6"/>
      <text:p text:style-name="P6">class Impl implements Test, Test2{</text:p>
      <text:p text:style-name="P6"><text:s text:c="4"/>public void print(){</text:p>
      <text:p text:style-name="P6"><text:s text:c="8"/>System.out.println("This is overridden method in class that implements two interface having same function");</text:p>
      <text:p text:style-name="P6"><text:s text:c="4"/>}</text:p>
      <text:p text:style-name="P6">}</text:p>
      <text:p text:style-name="P6"/>
      <text:p text:style-name="P6">public class Q7 {</text:p>
      <text:p text:style-name="P6"><text:s text:c="4"/>public static void main(String args[]){</text:p>
      <text:p text:style-name="P6"><text:s text:c="8"/>Test2 t1 = new Impl();</text:p>
      <text:p text:style-name="P6"><text:s text:c="8"/>t1.print();</text:p>
      <text:p text:style-name="P6"><text:s text:c="4"/>}</text:p>
      <text:p text:style-name="P6">}</text:p>
      <text:list xml:id="list121727338498303" text:continue-numbering="true" text:style-name="L1">
        <text:list-header>
          <text:p text:style-name="P15"/>
        </text:list-header>
        <text:list-item>
          <text:p text:style-name="P14"><text:bookmark-start text:name="__DdeLink__12_1729930323"/> <text:span text:style-name="T1">Implement multiple inheritance with default method inside  interface.</text:span><text:bookmark-end text:name="__DdeLink__12_1729930323"/></text:p>
          <text:p text:style-name="P13">Ans.</text:p>
        </text:list-item>
      </text:list>
      <text:p text:style-name="P6">interface Test{</text:p>
      <text:p text:style-name="P6"><text:s text:c="4"/>int x = 1;</text:p>
      <text:p text:style-name="P6"><text:s text:c="4"/>default void print(){</text:p>
      <text:p text:style-name="P6"><text:s text:c="8"/>System.out.println("This is default method of first interface");</text:p>
      <text:p text:style-name="P6"><text:s text:c="4"/>}</text:p>
      <text:p text:style-name="P6">}</text:p>
      <text:p text:style-name="P6"/>
      <text:p text:style-name="P6">interface Test2 {</text:p>
      <text:p text:style-name="P6"><text:s text:c="4"/>int x = 2;</text:p>
      <text:p text:style-name="P6"><text:s text:c="4"/>default void print(){</text:p>
      <text:p text:style-name="P6"><text:s text:c="8"/>System.out.println("This is default method of second interface");</text:p>
      <text:p text:style-name="P6"><text:s text:c="4"/>}</text:p>
      <text:p text:style-name="P6">}</text:p>
      <text:p text:style-name="P6"/>
      <text:p text:style-name="P6">interface Test3 extends Test, Test2{</text:p>
      <text:p text:style-name="P6"><text:s text:c="4"/>//using x here will generate ambiguity</text:p>
      <text:p text:style-name="P6"><text:s text:c="4"/>default void print(){</text:p>
      <text:p text:style-name="P6"><text:s text:c="8"/>System.out.println("This method is overridden in Child interface");</text:p>
      <text:p text:style-name="P6"><text:s text:c="4"/>}</text:p>
      <text:p text:style-name="P6">}</text:p>
      <text:p text:style-name="P6"/>
      <text:p text:style-name="P6">public class Q8 {</text:p>
      <text:p text:style-name="P6"><text:s text:c="4"/>public static void main(String args[]){</text:p>
      <text:p text:style-name="P6"><text:s text:c="8"/>Test3 t = new Test3(){};</text:p>
      <text:p text:style-name="P6"><text:s text:c="8"/>t.print();</text:p>
      <text:p text:style-name="P6"><text:s text:c="4"/>}</text:p>
      <text:p text:style-name="P6">}</text:p>
      <text:list xml:id="list121726490483691" text:continue-numbering="true" text:style-name="L1">
        <text:list-header>
          <text:p text:style-name="P15"/>
        </text:list-header>
        <text:list-item>
          <text:p text:style-name="P11">Collect all the even numbers from an integer list.</text:p>
          <text:p text:style-name="P13">Ans.</text:p>
        </text:list-item>
      </text:list>
      <text:p text:style-name="P6">import java.util.ArrayList;</text:p>
      <text:p text:style-name="P6">import java.util.List;</text:p>
      <text:p text:style-name="P6"/>
      <text:p text:style-name="P6">public class FilterEx {</text:p>
      <text:p text:style-name="P6"><text:s text:c="4"/>public static void main(String args[]){</text:p>
      <text:p text:style-name="P6"><text:s text:c="8"/>List&lt;Integer&gt; list = new ArrayList&lt;&gt;();</text:p>
      <text:p text:style-name="P6"><text:s text:c="8"/>for(int i = 0 ; i &lt; 20 ; i++)</text:p>
      <text:p text:style-name="P6"><text:s text:c="12"/>list.add(i);</text:p>
      <text:p text:style-name="P6"><text:s text:c="8"/>list.stream().filter(e -&gt; e % 2 == 0).forEach(System.out::println);</text:p>
      <text:p text:style-name="P6"><text:s text:c="4"/>}</text:p>
      <text:p text:style-name="P6">}</text:p>
      <text:list xml:id="list121726071316751" text:continue-numbering="true" text:style-name="L1">
        <text:list-header>
          <text:p text:style-name="P15"/>
        </text:list-header>
        <text:list-item>
          <text:p text:style-name="P11"><text:bookmark-start text:name="__DdeLink__476_1560617219"/>Sum all the numbers greater than 5 in the integer list.<text:bookmark-end text:name="__DdeLink__476_1560617219"/></text:p>
          <text:p text:style-name="P13">Ans.</text:p>
        </text:list-item>
      </text:list>
      <text:p text:style-name="P6"/>
      <text:p text:style-name="P6">import java.util.ArrayList;</text:p>
      <text:p text:style-name="P6">import java.util.List;</text:p>
      <text:p text:style-name="P6"/>
      <text:p text:style-name="P6">public class Q10 {</text:p>
      <text:p text:style-name="P6"><text:s text:c="4"/>public static void main(String args[]){</text:p>
      <text:p text:style-name="P6"><text:s text:c="8"/>List&lt;Integer&gt; list = new ArrayList&lt;&gt;();</text:p>
      <text:p text:style-name="P6"><text:s text:c="8"/>for(int i = 0 ; i &lt; 20 ; i++)</text:p>
      <text:p text:style-name="P6"><text:s text:c="12"/>list.add(i);</text:p>
      <text:p text:style-name="P6"/>
      <text:p text:style-name="P6"><text:s text:c="8"/>System.out.println(list.stream().filter(e -&gt; e &gt; 5).reduce(0, (i, j) -&gt; (i+j)));</text:p>
      <text:p text:style-name="P6"><text:s text:c="4"/>}</text:p>
      <text:p text:style-name="P6">}</text:p>
      <text:list xml:id="list121727082068639" text:continue-numbering="true" text:style-name="L1">
        <text:list-header>
          <text:p text:style-name="P15"/>
        </text:list-header>
        <text:list-item>
          <text:p text:style-name="P11"><text:bookmark-start text:name="__DdeLink__478_1560617219"/>Find average of the number inside integer list after doubling it.<text:bookmark-end text:name="__DdeLink__478_1560617219"/></text:p>
          <text:p text:style-name="P13">Ans.</text:p>
        </text:list-item>
      </text:list>
      <text:p text:style-name="P6"/>
      <text:p text:style-name="P6">import java.util.stream.IntStream;</text:p>
      <text:p text:style-name="P6"/>
      <text:p text:style-name="P6">public class Q11 {</text:p>
      <text:p text:style-name="P6"><text:s text:c="4"/>public static void main(String args[]) {</text:p>
      <text:p text:style-name="P6"/>
      <text:p text:style-name="P6"><text:s text:c="8"/>IntStream intStream = IntStream.rangeClosed(1, 10).map(e -&gt; e * 2);</text:p>
      <text:p text:style-name="P6"><text:s text:c="8"/>System.out.println(intStream.average().getAsDouble());</text:p>
      <text:p text:style-name="P6"><text:s text:c="4"/>}</text:p>
      <text:p text:style-name="P6">}</text:p>
      <text:list xml:id="list121727310202587" text:continue-numbering="true" text:style-name="L1">
        <text:list-header>
          <text:p text:style-name="P15"/>
        </text:list-header>
        <text:list-item>
          <text:p text:style-name="P11"><text:bookmark-start text:name="__DdeLink__481_1560617219"/>Find the first even number in the integer list which is greater than 3.<text:bookmark-end text:name="__DdeLink__481_1560617219"/></text:p>
          <text:p text:style-name="P13">Ans.</text:p>
        </text:list-item>
      </text:list>
      <text:p text:style-name="P1"/>
      <text:p text:style-name="P1">import java.util.Arrays;</text:p>
      <text:p text:style-name="P1">import java.util.List;</text:p>
      <text:p text:style-name="P1"/>
      <text:p text:style-name="P1">public class Q12 {</text:p>
      <text:p text:style-name="P1"><text:s text:c="4"/>public static void main(String args[]) {</text:p>
      <text:p text:style-name="P1"><text:s text:c="8"/>List&lt;Integer&gt; list = Arrays.asList(1, 2, 3, 4, 5, 6, 7, 8);</text:p>
      <text:p text:style-name="P1"><text:s text:c="8"/>System.out.println(list.stream().filter(e -&gt; e &gt; 3 &amp;&amp; e % 2 == 0).findFirst().get()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09:38.914277364</meta:creation-date>
    <dc:date>2019-03-01T12:17:25.088575093</dc:date>
    <meta:editing-duration>PT7H54M5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3" meta:paragraph-count="193" meta:word-count="809" meta:character-count="5792" meta:non-whitespace-character-count="4636"/>
  </office:meta>
</office:document-meta>
</file>